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none"/>
      <style:paragraph-properties fo:margin-left="0cm" fo:margin-right="-0.101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loext:graphic-properties draw:fill="none"/>
      <style:paragraph-properties fo:margin-left="0cm" fo:margin-right="-0.101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loext:graphic-properties draw:fill="none"/>
      <style:paragraph-properties fo:margin-left="0cm" fo:margin-right="-0.101cm" fo:margin-top="0cm" fo:margin-bottom="0cm" loext:contextual-spacing="false" fo:line-height="100%" fo:text-indent="0cm" style:auto-text-indent="false" fo:background-color="transparent" style:writing-mode="lr-tb"/>
    </style:style>
    <style:style style:name="P4" style:family="paragraph" style:parent-style-name="Text_20_body" style:master-page-name="">
      <loext:graphic-properties draw:fill="none"/>
      <style:paragraph-properties fo:margin-left="0cm" fo:margin-right="-0.101cm" fo:margin-top="0cm" fo:margin-bottom="0cm" loext:contextual-spacing="false" fo:line-height="100%" fo:text-indent="0cm" style:auto-text-indent="false" style:page-numb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loext:graphic-properties draw:fill="none"/>
      <style:paragraph-properties fo:margin-left="0cm" fo:margin-right="-0.101cm" fo:line-height="100%" fo:text-indent="0cm" style:auto-text-indent="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221917ff-7fff-a892-289c-09a233b1aa25"/>Scénario 1</text:p>
      <text:p text:style-name="P1">Client:ConsultationEtRéservation</text:p>
      <text:p text:style-name="P2">Paul vient d’apprendre que sa soeur venait lui rendre visite ce week end. Elle souhaite lui présenter son nouveau compagnon. Il se dit que c’est l’occasion de sortir, il demandera à sa belle-mère de garder les enfants. Sa soeur a toujours aimé le théâtre donc il va regarder la programmation proposée par MyTheatre. Il va sur le site internet et indique la date du vendredi (arrivée de ses visiteurs), samedi et dimanche car il ne sait pas quand sa soeur a prévu de repartir. Dans la programmation pour ces dates, trois spectacles sont proposés. L’un d’eux n’a lieu qu’à 18h. A cette heure là, il y a beaucoup à faire avec les enfants donc il choisit de ne pas le considérer. Pour les deux autres, les horaires conviennent. Il ne sait ce que sa soeur préférerait et aucun n’est complet. </text:p>
      <text:p text:style-name="P5"/>
      <text:p text:style-name="P1">Scénario 1bis</text:p>
      <text:p text:style-name="P1">Client:PréRéservation</text:p>
      <text:p text:style-name="P3"><text:span text:style-name="T1">Paul préfère le spectacle </text:span><text:span text:style-name="T2">Le malade imaginaire</text:span><text:span text:style-name="T3"> </text:span><text:span text:style-name="T1">de Molière. Comme il ne reste plus beaucoup de places et que l’”option réservation sans payer pendant 24h” est possible pour cette représentation, il choisit de réserver 4 places au centre du second rang. Il reçoit par email la confirmation de la préréservation.</text:span></text:p>
      <text:p text:style-name="P5"/>
      <text:p text:style-name="P3"><text:span text:style-name="T1">Le lendemain, sa soeur lui indique que sa préférence va au </text:span><text:span text:style-name="T2">Malade imaginaire</text:span><text:span text:style-name="T3"> </text:span><text:span text:style-name="T1">donc il confirme sa réservation et paie ses places.</text:span></text:p>
      <text:p text:style-name="P5"/>
      <text:p text:style-name="P1">Scénario 2</text:p>
      <text:p text:style-name="P1">Client:ConsultationEtAchat</text:p>
      <text:p text:style-name="P2">Janine est infirmière et est en charge d’organiser une sortie pour son équipe. Ils sont 8. Elle veut organiser une soirée avec repas au restaurant et ensuite assister à un spectacle. Elle consulte le programme en ligne de MyTheatre, elle a déjà assisté à des spectacles dans cette salle et elle sait qu’il y a tout type de spectacle. Elle en cherche un qui pourrait plaire au plus grand nombre. Elle indique qu’elle veut des spectacles pour tout public et indique la période qui lui conviendrait, inutile de regarder les spectacles proposés uniquement lorsque son équipe travaille de nuit. Elle obtient une liste de possibilités. Parmis celles-ci il y a un spectacle humoristique sur la vie en milieu hospitalier, voilà un spectacle qui parlera à tous. </text:p>
      <text:p text:style-name="P2">En tarif plein, le coût est de 15€ par personne pour un placement dans le poulailler, 20€ par personne pour un placement dans la catégorie balcon et 25€ par personne pour un placement orchestre. Elle constate que la représentation le lundi soir à 20% de réduction par rapport à celle du dimanche soir. Comme l’équipe ne travaille pas le lundi soir, elle décide de prendre les billets pour cette représentation, cela lui laissera plus d’argent pour le restaurant.</text:p>
      <text:p text:style-name="P2">Elle va prendre les billets.</text:p>
      <text:p text:style-name="P5"/>
      <text:p text:style-name="P2">Elle indique qu’il lui faut 8 billets. Parmi les membres de l’équipe, deux sont stagiaires. Elle constate que plusieurs tarifs existent. Le tarif étudiant applique une réduction de 20% au tarif (en plus de la réduction appliquée le lundi soir). Elle commande donc 2 places au tarif étudiant et 6 places au tarif plein.</text:p>
      <text:p text:style-name="P5"/>
      <text:p text:style-name="P2">Elle paie en CB (ses collègues la rembourseront plus tard).</text:p>
      <text:p text:style-name="P2">Elle peut ensuite choisir d’avoir ses billets en version imprimable (PDF) qui lui seront envoyées par email ou d’en avoir une version mobile qu’elle présenterait à l’entrée. Elle choisit de les avoir en version imprimable pour pouvoir les distribuer à chaque participant.</text:p>
      <text:p text:style-name="P5"/>
      <text:p text:style-name="P1">Scénario 3</text:p>
      <text:p text:style-name="P1">Gerant:Planification</text:p>
      <text:p text:style-name="P2">Bernard est le gérant de MyTheatre. Parmis les tâches qu’il accomplit, c’est lui qui gère le planning des représentations. Pour la saison Hiver 2018-2019, il a reçu cette semaine 3 demandes de <text:soft-page-break/>réservation de la salle - c’est à dire 3 groupes d’artistes qui souhaitent se produire dans son théâtre. Il se connecte à son mailer pour voir les propositions.</text:p>
      <text:p text:style-name="P3"><text:span text:style-name="T1">Deux des trois artistes proposent des pièces dramatiques. Bernard souhaite proposer une programmation variée donc il va planifier ces 2 artistes avec un intervalle de temps d’au moins 1 mois. Dans les périodes proposées une seule planification est possible, il programme donc </text:span><text:span text:style-name="T2">La musique et moi</text:span><text:span text:style-name="T3"> </text:span><text:span text:style-name="T1">sur les deux premières semaines d’avril les jeudis, vendredis et samedis soirs (21h) et le dimanche après midi (18h) et </text:span><text:span text:style-name="T2">Perdu</text:span><text:span text:style-name="T3"> </text:span><text:span text:style-name="T1">début mai pour des représentations 3 samedis soirs successifs. Le troisième spectacle est proposé par une association locale qui se produit chaque année dans son théâtre. Le tarif demandé est le même que celui de l’année passé, Bernard le considère satisfaisant. Il regarde des propositions faites par Gérald - le président de l’association - comme le troisième samedi de mai </text:span><text:span text:style-name="T2">Perdu</text:span><text:span text:style-name="T3"> </text:span><text:span text:style-name="T1">est programmé, il choisit de ne pas planifier leurs représentations ce week end là, il est en effet plus confortable pour eux de faire l’ensemble de leurs représentation le même week end. Rien n’est planifié le week end du 30 mai, donc Bernard choisit de retenir ces propositions. Ils joueront le vendredi 29 et le samedi 30 mai. Il constate que le dimanche 31 mai à 15h aucun spectacle n’est prévu, il va proposer à Gérald cette date supplémentaire au même tarif que pour les deux autres représentations. Il envoie des mails aux trois organismes pour les informer des dates retenues.</text:span></text:p>
      <text:p text:style-name="P5"/>
      <text:p text:style-name="P1">Scénario 4</text:p>
      <text:p text:style-name="P1">Gerant:Configuration</text:p>
      <text:p text:style-name="P3"><text:span text:style-name="T1">Avant de mettre en ligne la programmation du mois d’avril, Bernard doit définir le nombre de place en vente pour chaque spectacle. Pour cela, pour chaque représentation, il regarde la configuration de la salle et identifie les sièges qui ne peuvent être vendues. Pour </text:span><text:span text:style-name="T2">Perdu</text:span><text:span text:style-name="T3"> </text:span><text:span text:style-name="T1">les trois premiers rangs sont ainsi invendables. Automatiquement le nombre de sièges en vente pour chaque représentation et chaque catégorie de siège est mis à jour. Il précise également la possibilité et la durée de l’option réservation sans payer. Au début de la saison, aucune réduction “exceptionnelle” (en dehors des tarifs étudiants, famille nombreuse, adhérents) n’est appliquée. En fonction du taux de remplissage de la salle, Bernard appliquera des réductions sur certaines représentations. </text:span></text:p>
      <text:p text:style-name="P5"/>
      <text:p text:style-name="P1">Extension</text:p>
      <text:p text:style-name="P2">Les clients souhaitent que les spectateurs puissent gérer leurs commandes via l’interface. Ils souhaitent que vous leur fassiez des propositions dans ce sens (avec scénarios pour montrer comment la gestion serait proposée)</text:p>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7:04:47.386940100</meta:creation-date>
    <dc:date>2019-02-11T17:08:28.661790820</dc:date>
    <meta:editing-duration>PT11S</meta:editing-duration>
    <meta:editing-cycles>1</meta:editing-cycles>
    <meta:document-statistic meta:table-count="0" meta:image-count="0" meta:object-count="0" meta:page-count="2" meta:paragraph-count="25" meta:word-count="982" meta:character-count="6032" meta:non-whitespace-character-count="5070"/>
    <meta:generator>LibreOffice/5.1.6.2$Linux_X86_64 LibreOffice_project/10m0$Build-2</meta:generator>
  </office:meta>
</office:document-meta>
</file>